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8.11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65.85pt"/>
    </style:style>
    <style:style style:name="co4" style:family="table-column">
      <style:table-column-properties fo:break-before="auto" style:column-width="47.31pt"/>
    </style:style>
    <style:style style:name="co5" style:family="table-column">
      <style:table-column-properties fo:break-before="auto" style:column-width="75.09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41.16pt"/>
    </style:style>
    <style:style style:name="co8" style:family="table-column">
      <style:table-column-properties fo:break-before="auto" style:column-width="33.39pt"/>
    </style:style>
    <style:style style:name="co9" style:family="table-column">
      <style:table-column-properties fo:break-before="auto" style:column-width="57.34pt"/>
    </style:style>
    <style:style style:name="co10" style:family="table-column">
      <style:table-column-properties fo:break-before="auto" style:column-width="233.35pt"/>
    </style:style>
    <style:style style:name="co11" style:family="table-column">
      <style:table-column-properties fo:break-before="auto" style:column-width="70.44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est-models-cross-dataset--GTZANtraintestnorm--Rhythm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data_name</text:p>
          </table:table-cell>
          <table:table-cell office:value-type="string" calcext:value-type="string">
            <text:p>prepr_name</text:p>
          </table:table-cell>
          <table:table-cell office:value-type="string" calcext:value-type="string">
            <text:p>model_name</text:p>
          </table:table-cell>
          <table:table-cell office:value-type="string" calcext:value-type="string">
            <text:p>param_c</text:p>
          </table:table-cell>
          <table:table-cell office:value-type="string" calcext:value-type="string">
            <text:p>param_gamma</text:p>
          </table:table-cell>
          <table:table-cell office:value-type="string" calcext:value-type="string">
            <text:p>param_linvar</text:p>
          </table:table-cell>
          <table:table-cell office:value-type="string" calcext:value-type="string">
            <text:p>test_acc</text:p>
          </table:table-cell>
          <table:table-cell office:value-type="string" calcext:value-type="string">
            <text:p>test_f1</text:p>
          </table:table-cell>
          <table:table-cell office:value-type="string" calcext:value-type="string">
            <text:p>test_acc_pc</text:p>
          </table:table-cell>
          <table:table-cell office:value-type="string" calcext:value-type="string">
            <text:p>test_acc_nc</text:p>
          </table:table-cell>
          <table:table-cell office:value-type="string" calcext:value-type="string">
            <text:p>cv_acc</text:p>
          </table:table-cell>
          <table:table-cell office:value-type="string" calcext:value-type="string">
            <text:p>cv_f1</text:p>
          </table:table-cell>
          <table:table-cell office:value-type="string" calcext:value-type="string">
            <text:p>cv_acc_pc</text:p>
          </table:table-cell>
          <table:table-cell office:value-type="string" calcext:value-type="string">
            <text:p>cv_acc_nc</text:p>
          </table:table-cell>
          <table:table-cell office:value-type="string" calcext:value-type="string">
            <text:p>hyper_params</text:p>
          </table:table-cell>
          <table:table-cell office:value-type="string" calcext:value-type="string">
            <text:p>is_normalized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RhythmData</text:p>
          </table:table-cell>
          <table:table-cell office:value-type="string" calcext:value-type="string">
            <text:p>mv_nn</text:p>
          </table:table-cell>
          <table:table-cell table:number-columns-repeated="3"/>
          <table:table-cell office:value-type="float" office:value="0.990783410138249" calcext:value-type="float">
            <text:p>0.990783410138249</text:p>
          </table:table-cell>
          <table:table-cell table:number-columns-repeated="2" office:value-type="float" office:value="0.992537313432836" calcext:value-type="float">
            <text:p>0.992537313432836</text:p>
          </table:table-cell>
          <table:table-cell office:value-type="float" office:value="0.987951807228916" calcext:value-type="float">
            <text:p>0.987951807228916</text:p>
          </table:table-cell>
          <table:table-cell office:value-type="float" office:value="0.981312937361325" calcext:value-type="float">
            <text:p>0.981312937361325</text:p>
          </table:table-cell>
          <table:table-cell office:value-type="float" office:value="0.984527681423281" calcext:value-type="float">
            <text:p>0.984527681423281</text:p>
          </table:table-cell>
          <table:table-cell office:value-type="float" office:value="0.981775437764984" calcext:value-type="float">
            <text:p>0.981775437764984</text:p>
          </table:table-cell>
          <table:table-cell office:value-type="float" office:value="0.980785759259268" calcext:value-type="float">
            <text:p>0.980785759259268</text:p>
          </table:table-cell>
          <table:table-cell office:value-type="string" calcext:value-type="string">
            <text:p>{"hidden_neurons": [100], "dropout": 0.5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RhythmData</text:p>
          </table:table-cell>
          <table:table-cell office:value-type="string" calcext:value-type="string">
            <text:p>mv_svm</text:p>
          </table:table-cell>
          <table:table-cell table:number-columns-repeated="3"/>
          <table:table-cell office:value-type="float" office:value="0.963133640552995" calcext:value-type="float">
            <text:p>0.963133640552995</text:p>
          </table:table-cell>
          <table:table-cell table:number-columns-repeated="2" office:value-type="float" office:value="0.970149253731343" calcext:value-type="float">
            <text:p>0.970149253731343</text:p>
          </table:table-cell>
          <table:table-cell office:value-type="float" office:value="0.951807228915663" calcext:value-type="float">
            <text:p>0.951807228915663</text:p>
          </table:table-cell>
          <table:table-cell office:value-type="float" office:value="0.973541133299198" calcext:value-type="float">
            <text:p>0.973541133299198</text:p>
          </table:table-cell>
          <table:table-cell office:value-type="float" office:value="0.978045278502129" calcext:value-type="float">
            <text:p>0.978045278502129</text:p>
          </table:table-cell>
          <table:table-cell office:value-type="float" office:value="0.973873606280855" calcext:value-type="float">
            <text:p>0.973873606280855</text:p>
          </table:table-cell>
          <table:table-cell office:value-type="float" office:value="0.973394840760419" calcext:value-type="float">
            <text:p>0.973394840760419</text:p>
          </table:table-cell>
          <table:table-cell office:value-type="string" calcext:value-type="string">
            <text:p>{"C": 68.73684210526315, "gamma": 0.0038566204211634724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RhythmData</text:p>
          </table:table-cell>
          <table:table-cell office:value-type="string" calcext:value-type="string">
            <text:p>simple_cnn</text:p>
          </table:table-cell>
          <table:table-cell table:number-columns-repeated="3"/>
          <table:table-cell office:value-type="float" office:value="0.995391705069124" calcext:value-type="float">
            <text:p>0.995391705069124</text:p>
          </table:table-cell>
          <table:table-cell office:value-type="float" office:value="0.996014432423675" calcext:value-type="float">
            <text:p>0.996014432423675</text:p>
          </table:table-cell>
          <table:table-cell office:value-type="float" office:value="0.992238664407334" calcext:value-type="float">
            <text:p>0.992238664407334</text:p>
          </table:table-cell>
          <table:table-cell office:value-type="float" office:value="1" calcext:value-type="float">
            <text:p>1</text:p>
          </table:table-cell>
          <table:table-cell office:value-type="float" office:value="0.978535159380083" calcext:value-type="float">
            <text:p>0.978535159380083</text:p>
          </table:table-cell>
          <table:table-cell office:value-type="float" office:value="0.982061727910872" calcext:value-type="float">
            <text:p>0.982061727910872</text:p>
          </table:table-cell>
          <table:table-cell office:value-type="float" office:value="0.984630846089115" calcext:value-type="float">
            <text:p>0.984630846089115</text:p>
          </table:table-cell>
          <table:table-cell office:value-type="float" office:value="0.969013788169267" calcext:value-type="float">
            <text:p>0.96901378816926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RhythmData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office:value-type="float" office:value="0.93548387041839" calcext:value-type="float">
            <text:p>0.93548387041839</text:p>
          </table:table-cell>
          <table:table-cell office:value-type="float" office:value="0.944989968005413" calcext:value-type="float">
            <text:p>0.944989968005413</text:p>
          </table:table-cell>
          <table:table-cell office:value-type="float" office:value="0.938426688519491" calcext:value-type="float">
            <text:p>0.938426688519491</text:p>
          </table:table-cell>
          <table:table-cell office:value-type="float" office:value="0.929900741522213" calcext:value-type="float">
            <text:p>0.929900741522213</text:p>
          </table:table-cell>
          <table:table-cell office:value-type="float" office:value="0.935048216551842" calcext:value-type="float">
            <text:p>0.935048216551842</text:p>
          </table:table-cell>
          <table:table-cell office:value-type="float" office:value="0.945014317971403" calcext:value-type="float">
            <text:p>0.945014317971403</text:p>
          </table:table-cell>
          <table:table-cell office:value-type="float" office:value="0.945124771679235" calcext:value-type="float">
            <text:p>0.945124771679235</text:p>
          </table:table-cell>
          <table:table-cell office:value-type="float" office:value="0.919716493938742" calcext:value-type="float">
            <text:p>0.9197164939387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RhythmData</text:p>
          </table:table-cell>
          <table:table-cell office:value-type="string" calcext:value-type="string">
            <text:p>mv_linear</text:p>
          </table:table-cell>
          <table:table-cell table:number-columns-repeated="3"/>
          <table:table-cell office:value-type="float" office:value="0.953917050691244" calcext:value-type="float">
            <text:p>0.953917050691244</text:p>
          </table:table-cell>
          <table:table-cell office:value-type="float" office:value="0.962121212121212" calcext:value-type="float">
            <text:p>0.962121212121212</text:p>
          </table:table-cell>
          <table:table-cell office:value-type="float" office:value="0.947761194029851" calcext:value-type="float">
            <text:p>0.947761194029851</text:p>
          </table:table-cell>
          <table:table-cell office:value-type="float" office:value="0.963855421686747" calcext:value-type="float">
            <text:p>0.963855421686747</text:p>
          </table:table-cell>
          <table:table-cell office:value-type="float" office:value="0.957077999658645" calcext:value-type="float">
            <text:p>0.957077999658645</text:p>
          </table:table-cell>
          <table:table-cell office:value-type="float" office:value="0.963957309561334" calcext:value-type="float">
            <text:p>0.963957309561334</text:p>
          </table:table-cell>
          <table:table-cell office:value-type="float" office:value="0.947878583464727" calcext:value-type="float">
            <text:p>0.947878583464727</text:p>
          </table:table-cell>
          <table:table-cell office:value-type="float" office:value="0.971223401381541" calcext:value-type="float">
            <text:p>0.97122340138154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MIRData</text:p>
          </table:table-cell>
          <table:table-cell office:value-type="string" calcext:value-type="string">
            <text:p>mv_nn</text:p>
          </table:table-cell>
          <table:table-cell table:number-columns-repeated="3"/>
          <table:table-cell office:value-type="float" office:value="0.963133640552995" calcext:value-type="float">
            <text:p>0.963133640552995</text:p>
          </table:table-cell>
          <table:table-cell office:value-type="float" office:value="0.969924812030075" calcext:value-type="float">
            <text:p>0.969924812030075</text:p>
          </table:table-cell>
          <table:table-cell office:value-type="float" office:value="0.962686567164179" calcext:value-type="float">
            <text:p>0.962686567164179</text:p>
          </table:table-cell>
          <table:table-cell office:value-type="float" office:value="0.963855421686747" calcext:value-type="float">
            <text:p>0.963855421686747</text:p>
          </table:table-cell>
          <table:table-cell office:value-type="float" office:value="0.969933009045912" calcext:value-type="float">
            <text:p>0.969933009045912</text:p>
          </table:table-cell>
          <table:table-cell office:value-type="float" office:value="0.975059399085307" calcext:value-type="float">
            <text:p>0.975059399085307</text:p>
          </table:table-cell>
          <table:table-cell office:value-type="float" office:value="0.970919912684372" calcext:value-type="float">
            <text:p>0.970919912684372</text:p>
          </table:table-cell>
          <table:table-cell office:value-type="float" office:value="0.968506389172397" calcext:value-type="float">
            <text:p>0.968506389172397</text:p>
          </table:table-cell>
          <table:table-cell office:value-type="string" calcext:value-type="string">
            <text:p>{"hidden_neurons": [100], "dropout": 0.5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MIRData</text:p>
          </table:table-cell>
          <table:table-cell office:value-type="string" calcext:value-type="string">
            <text:p>mv_svm</text:p>
          </table:table-cell>
          <table:table-cell table:number-columns-repeated="3"/>
          <table:table-cell office:value-type="float" office:value="0.986175115207373" calcext:value-type="float">
            <text:p>0.986175115207373</text:p>
          </table:table-cell>
          <table:table-cell office:value-type="float" office:value="0.98876404494382" calcext:value-type="float">
            <text:p>0.98876404494382</text:p>
          </table:table-cell>
          <table:table-cell office:value-type="float" office:value="0.985074626865672" calcext:value-type="float">
            <text:p>0.985074626865672</text:p>
          </table:table-cell>
          <table:table-cell office:value-type="float" office:value="0.987951807228916" calcext:value-type="float">
            <text:p>0.987951807228916</text:p>
          </table:table-cell>
          <table:table-cell office:value-type="float" office:value="0.977982590885817" calcext:value-type="float">
            <text:p>0.977982590885817</text:p>
          </table:table-cell>
          <table:table-cell office:value-type="float" office:value="0.981795682266826" calcext:value-type="float">
            <text:p>0.981795682266826</text:p>
          </table:table-cell>
          <table:table-cell office:value-type="float" office:value="0.978274563746541" calcext:value-type="float">
            <text:p>0.978274563746541</text:p>
          </table:table-cell>
          <table:table-cell office:value-type="float" office:value="0.978128410063385" calcext:value-type="float">
            <text:p>0.978128410063385</text:p>
          </table:table-cell>
          <table:table-cell office:value-type="string" calcext:value-type="string">
            <text:p>{"C": 68.73684210526315, "gamma": 0.0038566204211634724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MIRData</text:p>
          </table:table-cell>
          <table:table-cell office:value-type="string" calcext:value-type="string">
            <text:p>simple_cnn</text:p>
          </table:table-cell>
          <table:table-cell table:number-columns-repeated="3"/>
          <table:table-cell office:value-type="float" office:value="0.976958525345622" calcext:value-type="float">
            <text:p>0.976958525345622</text:p>
          </table:table-cell>
          <table:table-cell office:value-type="float" office:value="0.98204592515796" calcext:value-type="float">
            <text:p>0.98204592515796</text:p>
          </table:table-cell>
          <table:table-cell office:value-type="float" office:value="0.97146863981326" calcext:value-type="float">
            <text:p>0.97146863981326</text:p>
          </table:table-cell>
          <table:table-cell office:value-type="float" office:value="0.983614952333512" calcext:value-type="float">
            <text:p>0.983614952333512</text:p>
          </table:table-cell>
          <table:table-cell office:value-type="float" office:value="0.98473203590287" calcext:value-type="float">
            <text:p>0.98473203590287</text:p>
          </table:table-cell>
          <table:table-cell office:value-type="float" office:value="0.987418860304089" calcext:value-type="float">
            <text:p>0.987418860304089</text:p>
          </table:table-cell>
          <table:table-cell office:value-type="float" office:value="0.986351051359254" calcext:value-type="float">
            <text:p>0.986351051359254</text:p>
          </table:table-cell>
          <table:table-cell office:value-type="float" office:value="0.982760283001903" calcext:value-type="float">
            <text:p>0.98276028300190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MIRData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office:value-type="float" office:value="0.866359444532526" calcext:value-type="float">
            <text:p>0.866359444532526</text:p>
          </table:table-cell>
          <table:table-cell office:value-type="float" office:value="0.894223985309425" calcext:value-type="float">
            <text:p>0.894223985309425</text:p>
          </table:table-cell>
          <table:table-cell office:value-type="float" office:value="0.933658353744015" calcext:value-type="float">
            <text:p>0.933658353744015</text:p>
          </table:table-cell>
          <table:table-cell office:value-type="float" office:value="0.757330500859819" calcext:value-type="float">
            <text:p>0.757330500859819</text:p>
          </table:table-cell>
          <table:table-cell office:value-type="float" office:value="0.841533964807862" calcext:value-type="float">
            <text:p>0.841533964807862</text:p>
          </table:table-cell>
          <table:table-cell office:value-type="float" office:value="0.870026868760413" calcext:value-type="float">
            <text:p>0.870026868760413</text:p>
          </table:table-cell>
          <table:table-cell office:value-type="float" office:value="0.887124754866351" calcext:value-type="float">
            <text:p>0.887124754866351</text:p>
          </table:table-cell>
          <table:table-cell office:value-type="float" office:value="0.771805343587542" calcext:value-type="float">
            <text:p>0.77180534358754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MIRData</text:p>
          </table:table-cell>
          <table:table-cell office:value-type="string" calcext:value-type="string">
            <text:p>mv_linear</text:p>
          </table:table-cell>
          <table:table-cell table:number-columns-repeated="3"/>
          <table:table-cell office:value-type="float" office:value="0.894009216589862" calcext:value-type="float">
            <text:p>0.894009216589862</text:p>
          </table:table-cell>
          <table:table-cell office:value-type="float" office:value="0.915129151291513" calcext:value-type="float">
            <text:p>0.915129151291513</text:p>
          </table:table-cell>
          <table:table-cell office:value-type="float" office:value="0.925373134328358" calcext:value-type="float">
            <text:p>0.925373134328358</text:p>
          </table:table-cell>
          <table:table-cell office:value-type="float" office:value="0.843373493975904" calcext:value-type="float">
            <text:p>0.843373493975904</text:p>
          </table:table-cell>
          <table:table-cell office:value-type="float" office:value="0.888812083973375" calcext:value-type="float">
            <text:p>0.888812083973375</text:p>
          </table:table-cell>
          <table:table-cell office:value-type="float" office:value="0.910722210732442" calcext:value-type="float">
            <text:p>0.910722210732442</text:p>
          </table:table-cell>
          <table:table-cell office:value-type="float" office:value="0.935052453752902" calcext:value-type="float">
            <text:p>0.935052453752902</text:p>
          </table:table-cell>
          <table:table-cell office:value-type="float" office:value="0.817878299967055" calcext:value-type="float">
            <text:p>0.81787829996705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SpectroData</text:p>
          </table:table-cell>
          <table:table-cell office:value-type="string" calcext:value-type="string">
            <text:p>mv_nn</text:p>
          </table:table-cell>
          <table:table-cell table:number-columns-repeated="3"/>
          <table:table-cell office:value-type="float" office:value="0.990783410138249" calcext:value-type="float">
            <text:p>0.990783410138249</text:p>
          </table:table-cell>
          <table:table-cell table:number-columns-repeated="2" office:value-type="float" office:value="0.991525423728814" calcext:value-type="float">
            <text:p>0.991525423728814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0.992324202082267" calcext:value-type="float">
            <text:p>0.992324202082267</text:p>
          </table:table-cell>
          <table:table-cell office:value-type="float" office:value="0.993712110667203" calcext:value-type="float">
            <text:p>0.993712110667203</text:p>
          </table:table-cell>
          <table:table-cell office:value-type="float" office:value="0.993121521307105" calcext:value-type="float">
            <text:p>0.993121521307105</text:p>
          </table:table-cell>
          <table:table-cell office:value-type="float" office:value="0.991357561060617" calcext:value-type="float">
            <text:p>0.991357561060617</text:p>
          </table:table-cell>
          <table:table-cell office:value-type="string" calcext:value-type="string">
            <text:p>{"hidden_neurons": [100], "dropout": 0.5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SpectroData</text:p>
          </table:table-cell>
          <table:table-cell office:value-type="string" calcext:value-type="string">
            <text:p>mv_svm</text:p>
          </table:table-cell>
          <table:table-cell table:number-columns-repeated="3"/>
          <table:table-cell office:value-type="float" office:value="0.990783410138249" calcext:value-type="float">
            <text:p>0.990783410138249</text:p>
          </table:table-cell>
          <table:table-cell table:number-columns-repeated="2" office:value-type="float" office:value="0.991525423728814" calcext:value-type="float">
            <text:p>0.991525423728814</text:p>
          </table:table-cell>
          <table:table-cell office:value-type="float" office:value="0.98989898989899" calcext:value-type="float">
            <text:p>0.98989898989899</text:p>
          </table:table-cell>
          <table:table-cell office:value-type="float" office:value="0.993246287762417" calcext:value-type="float">
            <text:p>0.993246287762417</text:p>
          </table:table-cell>
          <table:table-cell office:value-type="float" office:value="0.994440340640717" calcext:value-type="float">
            <text:p>0.994440340640717</text:p>
          </table:table-cell>
          <table:table-cell office:value-type="float" office:value="0.993905887152035" calcext:value-type="float">
            <text:p>0.993905887152035</text:p>
          </table:table-cell>
          <table:table-cell office:value-type="float" office:value="0.992137785714402" calcext:value-type="float">
            <text:p>0.992137785714402</text:p>
          </table:table-cell>
          <table:table-cell office:value-type="string" calcext:value-type="string">
            <text:p>{"C": 68.73684210526315, "gamma": 0.0038566204211634724}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SpectroData</text:p>
          </table:table-cell>
          <table:table-cell office:value-type="string" calcext:value-type="string">
            <text:p>simple_cnn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office:value-type="float" office:value="0.995650281353114" calcext:value-type="float">
            <text:p>0.995650281353114</text:p>
          </table:table-cell>
          <table:table-cell office:value-type="float" office:value="0.996335463416029" calcext:value-type="float">
            <text:p>0.996335463416029</text:p>
          </table:table-cell>
          <table:table-cell office:value-type="float" office:value="0.995479344297623" calcext:value-type="float">
            <text:p>0.995479344297623</text:p>
          </table:table-cell>
          <table:table-cell office:value-type="float" office:value="0.996245461084225" calcext:value-type="float">
            <text:p>0.996245461084225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SpectroData</text:p>
          </table:table-cell>
          <table:table-cell office:value-type="string" calcext:value-type="string">
            <text:p>linear</text:p>
          </table:table-cell>
          <table:table-cell table:number-columns-repeated="3"/>
          <table:table-cell table:number-columns-repeated="8" office:value-type="string" calcext:value-type="string">
            <text:p>DNF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san</text:p>
          </table:table-cell>
          <table:table-cell office:value-type="string" calcext:value-type="string">
            <text:p>SpectroData</text:p>
          </table:table-cell>
          <table:table-cell office:value-type="string" calcext:value-type="string">
            <text:p>mv_linear</text:p>
          </table:table-cell>
          <table:table-cell table:number-columns-repeated="1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0T10:15:15.592697126</dc:date>
    <meta:editing-duration>PT8M34S</meta:editing-duration>
    <meta:editing-cycles>1</meta:editing-cycles>
    <meta:document-statistic meta:table-count="1" meta:cell-count="195" meta:object-count="0"/>
    <meta:generator>LibreOffice/6.0.7.3$Linux_X86_64 LibreOffice_project/00m0$Build-3</meta:generator>
  </office:meta>
</office:document-meta>
</file>